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280" officeooo:paragraph-rsid="00086280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86280" officeooo:paragraph-rsid="00086280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86280" officeooo:paragraph-rsid="00086280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9ba38" officeooo:paragraph-rsid="0009ba38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a1e75" officeooo:paragraph-rsid="000a1e75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a1e75" officeooo:paragraph-rsid="000a1e75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9ba38" officeooo:paragraph-rsid="0009ba38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a1e75" officeooo:paragraph-rsid="000a1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se: Esto es una frase random</text:p>
      <text:p text:style-name="P1">Clave: CLAVE</text:p>
      <text:p text:style-name="P1">Compañero: Pablo</text:p>
      <text:p text:style-name="P1">Frase cifrada:</text:p>
      <text:p text:style-name="P1"/>
      <text:p text:style-name="P2">GDTJ IU FNV JTLSZ VCYDJQ</text:p>
      <text:p text:style-name="P2"/>
      <text:p text:style-name="P3"/>
      <text:p text:style-name="P7">Frase cifrada de Pablo:</text:p>
      <text:p text:style-name="P6">Clave: SOPA</text:p>
      <text:p text:style-name="P6"/>
      <text:p text:style-name="P4">smtr lcbe kgea</text:p>
      <text:p text:style-name="P4"/>
      <text:p text:style-name="P4"/>
      <text:p text:style-name="P6">Frase de Pablo descifrada:</text:p>
      <text:p text:style-name="P5">ayer tome ss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1-21T10:26:49.951912547</meta:creation-date>
    <dc:date>2019-11-21T11:07:06.920782870</dc:date>
    <dc:creator>I103-02 </dc:creator>
    <meta:editing-duration>PT5M30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10" meta:word-count="33" meta:character-count="185" meta:non-whitespace-character-count="162"/>
  </office:meta>
</office:document-meta>
</file>